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E000000AFEB878CC8DC9D39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图像1" text:anchor-type="paragraph" svg:width="17cm" svg:height="3.212cm" draw:z-index="0"><draw:image xlink:href="Pictures/100002010000039E000000AFEB878CC8DC9D395C.png" xlink:type="simple" xlink:show="embed" xlink:actuate="onLoad" loext:mime-type="image/x-vclgraphic"/></draw:frame></text:p>
      <text:p text:style-name="Preformatted_20_Text"/>
      <text:p text:style-name="Preformatted_20_Text">Docker安装方式，如上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6T17:56:13.878940397</dc:date>
    <meta:editing-duration>PT32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9" meta:character-count="14" meta:non-whitespace-character-count="14"/>
  </office:meta>
</office:document-meta>
</file>